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9900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fo:background-color="#ff9900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1" table:default-cell-style-name="ce6"/>
        <table:table-column table:style-name="co1" table:number-columns-repeated="2" table:default-cell-style-name="ce1"/>
        <table:table-column table:style-name="co1" table:default-cell-style-name="ce8"/>
        <table:table-column table:style-name="co1" table:number-columns-repeated="4" table:default-cell-style-name="ce1"/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F_x = x^12-x^8-x^5+x/2-1.14</text:p>
          </table:table-cell>
          <table:table-cell table:style-name="ce3"/>
          <table:table-cell table:style-name="Default" table:number-columns-repeated="5"/>
        </table:table-row>
        <table:table-row table:style-name="ro1">
          <table:table-cell table:style-name="Default" table:number-columns-repeated="9"/>
        </table:table-row>
        <table:table-row table:style-name="ro2">
          <table:table-cell table:style-name="Default"/>
          <table:table-cell table:style-name="ce4" office:value-type="date" office:date-value="2014-07-14" calcext:value-type="date">
            <text:p>14/07/14</text:p>
          </table:table-cell>
          <table:table-cell table:style-name="ce7"/>
          <table:table-cell table:style-name="ce7" office:value-type="string" calcext:value-type="string">
            <text:p>machine:</text:p>
          </table:table-cell>
          <table:table-cell table:style-name="ce7" office:value-type="string" calcext:value-type="string">
            <text:p>Dual 12-core Xeon <text:s/>E5-2695 @2.4GHz</text:p>
          </table:table-cell>
          <table:table-cell table:style-name="ce7"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Performance: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  <table:table-cell office:value-type="string" calcext:value-type="string">
            <text:p>A: number of evolution worker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mmand:</text:p>
          </table:table-cell>
          <table:table-cell office:value-type="string" calcext:value-type="string">
            <text:p>./funcmin 500 1000 500 1.0 1.1 50 0.000001 A B C</text:p>
          </table:table-cell>
          <table:table-cell/>
          <table:table-cell table:style-name="ce1"/>
          <table:table-cell/>
          <table:table-cell office:value-type="string" calcext:value-type="string">
            <text:p>B: number of selection workers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500 50</text:p>
          </table:table-cell>
          <table:table-cell table:style-name="ce1"/>
          <table:table-cell/>
          <table:table-cell office:value-type="string" calcext:value-type="string">
            <text:p>C: number of filtering worker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 B C</text:p>
          </table:table-cell>
          <table:table-cell table:style-name="ce5" office:value-type="string" calcext:value-type="string">
            <text:p>Time(ms)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Scalabil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 1 1</text:p>
          </table:table-cell>
          <table:table-cell office:value-type="float" office:value="11648.5" calcext:value-type="float">
            <text:p>11648,5</text:p>
          </table:table-cell>
          <table:table-cell office:value-type="float" office:value="1.008337" calcext:value-type="float">
            <text:p>1,008337</text:p>
          </table:table-cell>
          <table:table-cell table:formula="of:=[.$C$11]/[.C11]"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 1 1</text:p>
          </table:table-cell>
          <table:table-cell office:value-type="float" office:value="813.8" calcext:value-type="float">
            <text:p>813,8</text:p>
          </table:table-cell>
          <table:table-cell office:value-type="float" office:value="1.008337" calcext:value-type="float">
            <text:p>1,008337</text:p>
          </table:table-cell>
          <table:table-cell table:formula="of:=[.$C$11]/[.C12]" office:value-type="float" office:value="14.3137134431064" calcext:value-type="float">
            <text:p>14,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 1 1</text:p>
          </table:table-cell>
          <table:table-cell office:value-type="float" office:value="860.2" calcext:value-type="float">
            <text:p>860,2</text:p>
          </table:table-cell>
          <table:table-cell office:value-type="float" office:value="1.008337" calcext:value-type="float">
            <text:p>1,008337</text:p>
          </table:table-cell>
          <table:table-cell table:formula="of:=[.$C$11]/[.C13]" office:value-type="float" office:value="13.541618228319" calcext:value-type="float">
            <text:p>13,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 1 24</text:p>
          </table:table-cell>
          <table:table-cell office:value-type="float" office:value="642.6" calcext:value-type="float">
            <text:p>642,6</text:p>
          </table:table-cell>
          <table:table-cell office:value-type="float" office:value="1.008337" calcext:value-type="float">
            <text:p>1,008337</text:p>
          </table:table-cell>
          <table:table-cell table:formula="of:=[.$C$11]/[.C14]" office:value-type="float" office:value="18.1271397447868" calcext:value-type="float">
            <text:p>18,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 1 48</text:p>
          </table:table-cell>
          <table:table-cell office:value-type="float" office:value="698.3" calcext:value-type="float">
            <text:p>698,3</text:p>
          </table:table-cell>
          <table:table-cell office:value-type="float" office:value="1.008337" calcext:value-type="float">
            <text:p>1,008337</text:p>
          </table:table-cell>
          <table:table-cell table:formula="of:=[.$C$11]/[.C15]" office:value-type="float" office:value="16.6812258341687" calcext:value-type="float">
            <text:p>16,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 1 48</text:p>
          </table:table-cell>
          <table:table-cell office:value-type="float" office:value="705.02" calcext:value-type="float">
            <text:p>705,02</text:p>
          </table:table-cell>
          <table:table-cell office:value-type="float" office:value="1.008337" calcext:value-type="float">
            <text:p>1,008337</text:p>
          </table:table-cell>
          <table:table-cell table:formula="of:=[.$C$11]/[.C16]" office:value-type="float" office:value="16.5222263198207" calcext:value-type="float">
            <text:p>16,5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ommand:</text:p>
          </table:table-cell>
          <table:table-cell office:value-type="string" calcext:value-type="string">
            <text:p>./funcmin 200 1000 500 1.0 1.1 50 0.000001 A B C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200 50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 B C</text:p>
          </table:table-cell>
          <table:table-cell table:style-name="ce5" office:value-type="string" calcext:value-type="string">
            <text:p>Time(ms)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Scalabil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 1 1</text:p>
          </table:table-cell>
          <table:table-cell office:value-type="float" office:value="4659.96" calcext:value-type="float">
            <text:p>4659,96</text:p>
          </table:table-cell>
          <table:table-cell office:value-type="float" office:value="1.008337" calcext:value-type="float">
            <text:p>1,008337</text:p>
          </table:table-cell>
          <table:table-cell table:formula="of:=[.$C$22]/[.C22]"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 1 1</text:p>
          </table:table-cell>
          <table:table-cell office:value-type="float" office:value="317.1" calcext:value-type="float">
            <text:p>317,1</text:p>
          </table:table-cell>
          <table:table-cell office:value-type="float" office:value="1.008337" calcext:value-type="float">
            <text:p>1,008337</text:p>
          </table:table-cell>
          <table:table-cell table:formula="of:=[.$C$22]/[.C23]" office:value-type="float" office:value="14.6955534531693" calcext:value-type="float">
            <text:p>14,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 1 1</text:p>
          </table:table-cell>
          <table:table-cell office:value-type="float" office:value="339.81" calcext:value-type="float">
            <text:p>339,81</text:p>
          </table:table-cell>
          <table:table-cell office:value-type="float" office:value="1.008337" calcext:value-type="float">
            <text:p>1,008337</text:p>
          </table:table-cell>
          <table:table-cell table:formula="of:=[.$C$22]/[.C24]" office:value-type="float" office:value="13.7134280921692" calcext:value-type="float">
            <text:p>13,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 1 24</text:p>
          </table:table-cell>
          <table:table-cell office:value-type="float" office:value="258.21" calcext:value-type="float">
            <text:p>258,21</text:p>
          </table:table-cell>
          <table:table-cell office:value-type="float" office:value="1.008337" calcext:value-type="float">
            <text:p>1,008337</text:p>
          </table:table-cell>
          <table:table-cell table:formula="of:=[.$C$22]/[.C25]" office:value-type="float" office:value="18.047170907401" calcext:value-type="float">
            <text:p>18,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 1 48</text:p>
          </table:table-cell>
          <table:table-cell office:value-type="float" office:value="286.3" calcext:value-type="float">
            <text:p>286,3</text:p>
          </table:table-cell>
          <table:table-cell office:value-type="float" office:value="1.008337" calcext:value-type="float">
            <text:p>1,008337</text:p>
          </table:table-cell>
          <table:table-cell table:formula="of:=[.$C$22]/[.C26]" office:value-type="float" office:value="16.2764931889626" calcext:value-type="float">
            <text:p>16,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 1 48</text:p>
          </table:table-cell>
          <table:table-cell office:value-type="float" office:value="281.47" calcext:value-type="float">
            <text:p>281,47</text:p>
          </table:table-cell>
          <table:table-cell office:value-type="float" office:value="1.008337" calcext:value-type="float">
            <text:p>1,008337</text:p>
          </table:table-cell>
          <table:table-cell table:formula="of:=[.$C$22]/[.C27]" office:value-type="float" office:value="16.5557963548513" calcext:value-type="float">
            <text:p>16,56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ommand:</text:p>
          </table:table-cell>
          <table:table-cell office:value-type="string" calcext:value-type="string">
            <text:p>./funcmin 200 1000 500 1.0 1.1 50 0.000001 A B C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200 100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 B C</text:p>
          </table:table-cell>
          <table:table-cell table:style-name="ce5" office:value-type="string" calcext:value-type="string">
            <text:p>Time(ms)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Scalabil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 1 1</text:p>
          </table:table-cell>
          <table:table-cell office:value-type="float" office:value="9403.6" calcext:value-type="float">
            <text:p>9403,6</text:p>
          </table:table-cell>
          <table:table-cell office:value-type="float" office:value="1.008337" calcext:value-type="float">
            <text:p>1,008337</text:p>
          </table:table-cell>
          <table:table-cell table:formula="of:=[.$C$32]/[.C32]"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 1 1</text:p>
          </table:table-cell>
          <table:table-cell office:value-type="float" office:value="546.6" calcext:value-type="float">
            <text:p>546,6</text:p>
          </table:table-cell>
          <table:table-cell office:value-type="float" office:value="1.008337" calcext:value-type="float">
            <text:p>1,008337</text:p>
          </table:table-cell>
          <table:table-cell table:formula="of:=[.$C$32]/[.C33]" office:value-type="float" office:value="17.2038053421149" calcext:value-type="float">
            <text:p>17,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 1 1</text:p>
          </table:table-cell>
          <table:table-cell office:value-type="float" office:value="501.88" calcext:value-type="float">
            <text:p>501,88</text:p>
          </table:table-cell>
          <table:table-cell office:value-type="float" office:value="1.008337" calcext:value-type="float">
            <text:p>1,008337</text:p>
          </table:table-cell>
          <table:table-cell table:formula="of:=[.$C$32]/[.C34]" office:value-type="float" office:value="18.7367498206743" calcext:value-type="float">
            <text:p>18,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 1 24</text:p>
          </table:table-cell>
          <table:table-cell office:value-type="float" office:value="507.91" calcext:value-type="float">
            <text:p>507,91</text:p>
          </table:table-cell>
          <table:table-cell office:value-type="float" office:value="1.008337" calcext:value-type="float">
            <text:p>1,008337</text:p>
          </table:table-cell>
          <table:table-cell table:formula="of:=[.$C$32]/[.C35]" office:value-type="float" office:value="18.5143037152251" calcext:value-type="float">
            <text:p>18,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 1 48</text:p>
          </table:table-cell>
          <table:table-cell office:value-type="float" office:value="434.9" calcext:value-type="float">
            <text:p>434,9</text:p>
          </table:table-cell>
          <table:table-cell office:value-type="float" office:value="1.008337" calcext:value-type="float">
            <text:p>1,008337</text:p>
          </table:table-cell>
          <table:table-cell table:formula="of:=[.$C$32]/[.C36]" office:value-type="float" office:value="21.622441940676" calcext:value-type="float">
            <text:p>21,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 1 48</text:p>
          </table:table-cell>
          <table:table-cell office:value-type="float" office:value="426.1" calcext:value-type="float">
            <text:p>426,1</text:p>
          </table:table-cell>
          <table:table-cell office:value-type="float" office:value="1.008337" calcext:value-type="float">
            <text:p>1,008337</text:p>
          </table:table-cell>
          <table:table-cell table:formula="of:=[.$C$32]/[.C37]" office:value-type="float" office:value="22.0689978878198" calcext:value-type="float">
            <text:p>22,07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igger population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ommand:</text:p>
          </table:table-cell>
          <table:table-cell office:value-type="string" calcext:value-type="string">
            <text:p>./funcmin 200 10000 5000 1.0 1.1 50 0.000001 A B C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200 50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 B C</text:p>
          </table:table-cell>
          <table:table-cell table:style-name="ce5" office:value-type="string" calcext:value-type="string">
            <text:p>Time(ms)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Scalabil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 1 1</text:p>
          </table:table-cell>
          <table:table-cell office:value-type="float" office:value="46620" calcext:value-type="float">
            <text:p>46620</text:p>
          </table:table-cell>
          <table:table-cell office:value-type="float" office:value="1.008337" calcext:value-type="float">
            <text:p>1,008337</text:p>
          </table:table-cell>
          <table:table-cell table:formula="of:=[.$C$43]/[.C43]"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 1 1</text:p>
          </table:table-cell>
          <table:table-cell office:value-type="float" office:value="2985.78" calcext:value-type="float">
            <text:p>2985,78</text:p>
          </table:table-cell>
          <table:table-cell office:value-type="float" office:value="1.008337" calcext:value-type="float">
            <text:p>1,008337</text:p>
          </table:table-cell>
          <table:table-cell table:formula="of:=[.$C$43]/[.C44]" office:value-type="float" office:value="15.6140104093403" calcext:value-type="float">
            <text:p>15,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 1 1</text:p>
          </table:table-cell>
          <table:table-cell office:value-type="float" office:value="2371.57" calcext:value-type="float">
            <text:p>2371,57</text:p>
          </table:table-cell>
          <table:table-cell office:value-type="float" office:value="1.008337" calcext:value-type="float">
            <text:p>1,008337</text:p>
          </table:table-cell>
          <table:table-cell table:formula="of:=[.$C$43]/[.C45]" office:value-type="float" office:value="19.6578637780036" calcext:value-type="float">
            <text:p>19,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 1 24</text:p>
          </table:table-cell>
          <table:table-cell office:value-type="float" office:value="2295.11" calcext:value-type="float">
            <text:p>2295,11</text:p>
          </table:table-cell>
          <table:table-cell office:value-type="float" office:value="1.008337" calcext:value-type="float">
            <text:p>1,008337</text:p>
          </table:table-cell>
          <table:table-cell table:formula="of:=[.$C$43]/[.C46]" office:value-type="float" office:value="20.3127518942447" calcext:value-type="float">
            <text:p>20,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 1 48</text:p>
          </table:table-cell>
          <table:table-cell office:value-type="float" office:value="1652.29" calcext:value-type="float">
            <text:p>1652,29</text:p>
          </table:table-cell>
          <table:table-cell office:value-type="float" office:value="1.008337" calcext:value-type="float">
            <text:p>1,008337</text:p>
          </table:table-cell>
          <table:table-cell table:formula="of:=[.$C$43]/[.C47]" office:value-type="float" office:value="28.2153859189367" calcext:value-type="float">
            <text:p>28,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 1 48</text:p>
          </table:table-cell>
          <table:table-cell office:value-type="float" office:value="1645.8" calcext:value-type="float">
            <text:p>1645,8</text:p>
          </table:table-cell>
          <table:table-cell office:value-type="float" office:value="1.008337" calcext:value-type="float">
            <text:p>1,008337</text:p>
          </table:table-cell>
          <table:table-cell table:formula="of:=[.$C$43]/[.C48]" office:value-type="float" office:value="28.3266496536639" calcext:value-type="float">
            <text:p>28,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14:33:54.28483174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9:39:52.911079513</meta:creation-date>
    <dc:date>2014-07-15T16:41:23.400214325</dc:date>
    <meta:editing-duration>PT17H49M48S</meta:editing-duration>
    <meta:editing-cycles>25</meta:editing-cycles>
    <meta:generator>LibreOffice/4.2.5.2$Linux_X86_64 LibreOffice_project/420m0$Build-2</meta:generator>
    <meta:document-statistic meta:table-count="1" meta:cell-count="134" meta:object-count="0"/>
  </office:meta>
</office:document-meta>
</file>